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2.566cm"/>
    </style:style>
    <style:style style:name="co3" style:family="table-column">
      <style:table-column-properties fo:break-before="auto" style:column-width="6.699cm"/>
    </style:style>
    <style:style style:name="co4" style:family="table-column">
      <style:table-column-properties fo:break-before="auto" style:column-width="7.352cm"/>
    </style:style>
    <style:style style:name="co5" style:family="table-column">
      <style:table-column-properties fo:break-before="auto" style:column-width="15.71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359cm"/>
    </style:style>
    <style:style style:name="co8" style:family="table-column">
      <style:table-column-properties fo:break-before="auto" style:column-width="7.652cm"/>
    </style:style>
    <style:style style:name="co9" style:family="table-column">
      <style:table-column-properties fo:break-before="auto" style:column-width="3.948cm"/>
    </style:style>
    <style:style style:name="co10" style:family="table-column">
      <style:table-column-properties fo:break-before="auto" style:column-width="6.7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kštas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lbani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n,16c</text:p>
          </table:table-cell>
          <table:table-cell office:value-type="string" calcext:value-type="string">
            <text:p>AL kk bbb s sss x cccc cccc cccc cccc</text:p>
          </table:table-cell>
          <table:table-cell/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n,12c</text:p>
          </table:table-cell>
          <table:table-cell office:value-type="string" calcext:value-type="string">
            <text:p>AD kk bbbb ssss cccc cccc cccc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n</text:p>
          </table:table-cell>
          <table:table-cell office:value-type="string" calcext:value-type="string">
            <text:p>AT kk bbbb b ccc cccc cccc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c,20n</text:p>
          </table:table-cell>
          <table:table-cell office:value-type="string" calcext:value-type="string">
            <text:p>AZ kk bbbb cccc cccc cccc cccc cccc</text:p>
          </table:table-cell>
          <table:table-cell/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a,14c</text:p>
          </table:table-cell>
          <table:table-cell office:value-type="string" calcext:value-type="string">
            <text:p>BH kk bbbb cccc cccc cccc cc</text:p>
          </table:table-cell>
          <table:table-cell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c, 4n, 16c</text:p>
          </table:table-cell>
          <table:table-cell office:value-type="string" calcext:value-type="string">
            <text:p>BY kk bbbb aaaa cccc cccc cccc cccc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n</text:p>
          </table:table-cell>
          <table:table-cell office:value-type="string" calcext:value-type="string">
            <text:p>BE kk bbb c cccc cc xx</text:p>
          </table:table-cell>
          <table:table-cell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n</text:p>
          </table:table-cell>
          <table:table-cell office:value-type="string" calcext:value-type="string">
            <text:p>BA kk bbb s ss cc cccc cc xx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n,1a,1c</text:p>
          </table:table-cell>
          <table:table-cell office:value-type="string" calcext:value-type="string">
            <text:p>BR kk bbbb bbbb ssss s ccc cccc ccc t n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a,6n,8c</text:p>
          </table:table-cell>
          <table:table-cell office:value-type="string" calcext:value-type="string">
            <text:p>BG kk bbbb ssss tt cc cccc cc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n</text:p>
          </table:table-cell>
          <table:table-cell office:value-type="string" calcext:value-type="string">
            <text:p>CR kk 0 bbb cccc cccc cccc cc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7n</text:p>
          </table:table-cell>
          <table:table-cell office:value-type="string" calcext:value-type="string">
            <text:p>HR kk bbbb bbb c cccc cccc c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n,16c</text:p>
          </table:table-cell>
          <table:table-cell office:value-type="string" calcext:value-type="string">
            <text:p>CY kk bbb s ssss cccc cccc cccc cccc</text:p>
          </table:table-cell>
          <table:table-cell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n</text:p>
          </table:table-cell>
          <table:table-cell office:value-type="string" calcext:value-type="string">
            <text:p>CZ kk bbbb ssss ss cc cccc cccc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n</text:p>
          </table:table-cell>
          <table:table-cell office:value-type="string" calcext:value-type="string">
            <text:p>DK kk bbbb cccc cccc c x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a,20n</text:p>
          </table:table-cell>
          <table:table-cell office:value-type="string" calcext:value-type="string">
            <text:p>DO kk bbbb cccc cccc cccc cccc cccc</text:p>
          </table:table-cell>
          <table:table-cell/>
        </table:table-row>
        <table:table-row table:style-name="ro1">
          <table:table-cell office:value-type="string" calcext:value-type="string">
            <text:p>East Timo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9n</text:p>
          </table:table-cell>
          <table:table-cell office:value-type="string" calcext:value-type="string">
            <text:p>TL kk bbb c cccc cccc cccc c xx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n</text:p>
          </table:table-cell>
          <table:table-cell office:value-type="string" calcext:value-type="string">
            <text:p>EG kk bbbb ssss cccc cccc cccc cccc c</text:p>
          </table:table-cell>
          <table:table-cell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a, 20n</text:p>
          </table:table-cell>
          <table:table-cell office:value-type="string" calcext:value-type="string">
            <text:p>SV kk bbbb cccc cccc cccc cccc cccc</text:p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n</text:p>
          </table:table-cell>
          <table:table-cell office:value-type="string" calcext:value-type="string">
            <text:p>EE kk bb ss cccc cccc ccc x</text:p>
          </table:table-cell>
          <table:table-cell/>
        </table:table-row>
        <table:table-row table:style-name="ro1">
          <table:table-cell office:value-type="string" calcext:value-type="string">
            <text:p>Faroe Islands [Note 4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n</text:p>
          </table:table-cell>
          <table:table-cell office:value-type="string" calcext:value-type="string">
            <text:p>FO kk bbbb cccc cccc c x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n</text:p>
          </table:table-cell>
          <table:table-cell office:value-type="string" calcext:value-type="string">
            <text:p>FI kk bbbb bb cc cccc c x</text:p>
          </table:table-cell>
          <table:table-cell/>
        </table:table-row>
        <table:table-row table:style-name="ro1">
          <table:table-cell office:value-type="string" calcext:value-type="string">
            <text:p>France [Note 5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n,11c,2n</text:p>
          </table:table-cell>
          <table:table-cell office:value-type="string" calcext:value-type="string">
            <text:p>FR kk bbbb b sss ss cc cccc cccc c xx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c,16n</text:p>
          </table:table-cell>
          <table:table-cell office:value-type="string" calcext:value-type="string">
            <text:p>GE kk bb cc cccc cccc cccc cc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n</text:p>
          </table:table-cell>
          <table:table-cell office:value-type="string" calcext:value-type="string">
            <text:p>DE kk bbbb bbbb cccc cccc cc</text:p>
          </table:table-cell>
          <table:table-cell/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a,15c</text:p>
          </table:table-cell>
          <table:table-cell office:value-type="string" calcext:value-type="string">
            <text:p>GI kk bbbb cccc cccc cccc ccc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n,16c</text:p>
          </table:table-cell>
          <table:table-cell office:value-type="string" calcext:value-type="string">
            <text:p>GR kk bbb s sss c cccc cccc cccc ccc</text:p>
          </table:table-cell>
          <table:table-cell/>
        </table:table-row>
        <table:table-row table:style-name="ro1">
          <table:table-cell office:value-type="string" calcext:value-type="string">
            <text:p>Greenland [Note 4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n</text:p>
          </table:table-cell>
          <table:table-cell office:value-type="string" calcext:value-type="string">
            <text:p>GL kk bbbb cccc cccc c x</text:p>
          </table:table-cell>
          <table:table-cell/>
        </table:table-row>
        <table:table-row table:style-name="ro1">
          <table:table-cell office:value-type="string" calcext:value-type="string">
            <text:p>Guatemala [40]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c,20c</text:p>
          </table:table-cell>
          <table:table-cell office:value-type="string" calcext:value-type="string">
            <text:p>GT kk bbbb mm tt cccc cccc cccc cccc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n</text:p>
          </table:table-cell>
          <table:table-cell office:value-type="string" calcext:value-type="string">
            <text:p>HU kk bbb s sss x cccc cccc cccc ccc x</text:p>
          </table:table-cell>
          <table:table-cell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IS kk bb ss tt cc cccc iiii iiii ii</text:p>
          </table:table-cell>
          <table:table-cell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a,15n</text:p>
          </table:table-cell>
          <table:table-cell office:value-type="string" calcext:value-type="string">
            <text:p>IQ kk bbbb sss c cccc cccc ccc</text:p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c,14n</text:p>
          </table:table-cell>
          <table:table-cell office:value-type="string" calcext:value-type="string">
            <text:p>IE kk aaaa bbbb bb cc cccc cc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9n</text:p>
          </table:table-cell>
          <table:table-cell office:value-type="string" calcext:value-type="string">
            <text:p>IL kk bbb s ss cc cccc cccc ccc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a,10n,12c</text:p>
          </table:table-cell>
          <table:table-cell office:value-type="string" calcext:value-type="string">
            <text:p>IT kk x bbb bb ss sss c cccc cccc ccc</text:p>
          </table:table-cell>
          <table:table-cell/>
        </table:table-row>
        <table:table-row table:style-name="ro1">
          <table:table-cell office:value-type="string" calcext:value-type="string">
            <text:p>Jordan [41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a,22n</text:p>
          </table:table-cell>
          <table:table-cell office:value-type="string" calcext:value-type="string">
            <text:p>JO kk bbbb ssss cccc cccc cccc cccc cc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n,13c</text:p>
          </table:table-cell>
          <table:table-cell office:value-type="string" calcext:value-type="string">
            <text:p>KZ kk bbb c cccc cccc cccc</text:p>
          </table:table-cell>
          <table:table-cell/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n,10n,2n</text:p>
          </table:table-cell>
          <table:table-cell office:value-type="string" calcext:value-type="string">
            <text:p>XK kk bbbb cccc cccc cccc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a,22c</text:p>
          </table:table-cell>
          <table:table-cell office:value-type="string" calcext:value-type="string">
            <text:p>KW kk bbbb cccc cccc cccc cccc cccc cc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a,13c</text:p>
          </table:table-cell>
          <table:table-cell office:value-type="string" calcext:value-type="string">
            <text:p>LV kk bbbb cccc cccc cccc c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n,20c</text:p>
          </table:table-cell>
          <table:table-cell office:value-type="string" calcext:value-type="string">
            <text:p>LB kk bbbb cccc cccc cccc cccc cccc</text:p>
          </table:table-cell>
          <table:table-cell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n</text:p>
          </table:table-cell>
          <table:table-cell office:value-type="string" calcext:value-type="string">
            <text:p>LY kk bbb s ss cc cccc cccc cccc c</text:p>
          </table:table-cell>
          <table:table-cell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n,12c</text:p>
          </table:table-cell>
          <table:table-cell office:value-type="string" calcext:value-type="string">
            <text:p>LI kk bbbb b ccc cccc cccc c</text:p>
          </table:table-cell>
          <table:table-cell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n</text:p>
          </table:table-cell>
          <table:table-cell office:value-type="string" calcext:value-type="string">
            <text:p>LT kk bbbb b ccc cccc cccc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n,13c</text:p>
          </table:table-cell>
          <table:table-cell office:value-type="string" calcext:value-type="string">
            <text:p>LU kk bbb c cccc cccc cccc</text:p>
          </table:table-cell>
          <table:table-cell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n,10c,2n</text:p>
          </table:table-cell>
          <table:table-cell office:value-type="string" calcext:value-type="string">
            <text:p>MK kk bbb c cccc cccc c xx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a,5n,18c</text:p>
          </table:table-cell>
          <table:table-cell office:value-type="string" calcext:value-type="string">
            <text:p>MT kk bbbb ssss s ccc cccc cccc cccc ccc</text:p>
          </table:table-cell>
          <table:table-cell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3n</text:p>
          </table:table-cell>
          <table:table-cell office:value-type="string" calcext:value-type="string">
            <text:p>MR kk bbbb b sss ss cc cccc cccc c xx</text:p>
          </table:table-cell>
          <table:table-cell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a,19n,3a</text:p>
          </table:table-cell>
          <table:table-cell office:value-type="string" calcext:value-type="string">
            <text:p>MU kk bbbb bb ss cccc cccc cccc 000m mm</text:p>
          </table:table-cell>
          <table:table-cell/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n,11c,2n</text:p>
          </table:table-cell>
          <table:table-cell office:value-type="string" calcext:value-type="string">
            <text:p>MC kk bbbb b sss ss cc cccc cccc c xx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c,18c</text:p>
          </table:table-cell>
          <table:table-cell office:value-type="string" calcext:value-type="string">
            <text:p>MD kk bb cc cccc cccc cccc cccc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n</text:p>
          </table:table-cell>
          <table:table-cell office:value-type="string" calcext:value-type="string">
            <text:p>ME kk bbb c cccc cccc cccc xx</text:p>
          </table:table-cell>
          <table:table-cell/>
        </table:table-row>
        <table:table-row table:style-name="ro1">
          <table:table-cell office:value-type="string" calcext:value-type="string">
            <text:p>Netherlands [Note 6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a,10n</text:p>
          </table:table-cell>
          <table:table-cell office:value-type="string" calcext:value-type="string">
            <text:p>NL kk bbbb cccc cccc cc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n</text:p>
          </table:table-cell>
          <table:table-cell office:value-type="string" calcext:value-type="string">
            <text:p>NO kk bbbb cccc cc x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c,16n</text:p>
          </table:table-cell>
          <table:table-cell office:value-type="string" calcext:value-type="string">
            <text:p>PK kk bbbb cccc cccc cccc cccc</text:p>
          </table:table-cell>
          <table:table-cell/>
        </table:table-row>
        <table:table-row table:style-name="ro1">
          <table:table-cell office:value-type="string" calcext:value-type="string">
            <text:p>Palestinian territori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c,21n</text:p>
          </table:table-cell>
          <table:table-cell office:value-type="string" calcext:value-type="string">
            <text:p>PS kk bbbb cccc cccc cccc cccc cccc c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n</text:p>
          </table:table-cell>
          <table:table-cell office:value-type="string" calcext:value-type="string">
            <text:p>PL kk bbb s sss x cccc cccc cccc cccc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n</text:p>
          </table:table-cell>
          <table:table-cell office:value-type="string" calcext:value-type="string">
            <text:p>PT kk bbbb ssss cccc cccc ccc x x</text:p>
          </table:table-cell>
          <table:table-cell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a,21c</text:p>
          </table:table-cell>
          <table:table-cell office:value-type="string" calcext:value-type="string">
            <text:p>QA kk bbbb cccc cccc cccc cccc cccc c</text:p>
          </table:table-cell>
          <table:table-cell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a,16c</text:p>
          </table:table-cell>
          <table:table-cell office:value-type="string" calcext:value-type="string">
            <text:p>RO kk bbbb cccc cccc cccc cccc</text:p>
          </table:table-cell>
          <table:table-cell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a,24c</text:p>
          </table:table-cell>
          <table:table-cell office:value-type="string" calcext:value-type="string">
            <text:p>LC kk bbbb cccc cccc cccc cccc cccc cccc</text:p>
          </table:table-cell>
          <table:table-cell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a,10n,12c</text:p>
          </table:table-cell>
          <table:table-cell office:value-type="string" calcext:value-type="string">
            <text:p>SM kk x bbb bb ss sss c cccc cccc ccc</text:p>
          </table:table-cell>
          <table:table-cell/>
        </table:table-row>
        <table:table-row table:style-name="ro1">
          <table:table-cell office:value-type="string" calcext:value-type="string">
            <text:p>São Tomé and Príncip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n</text:p>
          </table:table-cell>
          <table:table-cell office:value-type="string" calcext:value-type="string">
            <text:p>ST kk bbbb ssss cccc cccc cccc c</text:p>
          </table:table-cell>
          <table:table-cell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n,18c</text:p>
          </table:table-cell>
          <table:table-cell office:value-type="string" calcext:value-type="string">
            <text:p>SA kk bb cc cccc cccc cccc cccc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n</text:p>
          </table:table-cell>
          <table:table-cell office:value-type="string" calcext:value-type="string">
            <text:p>RS kk bbb c cccc cccc cccc xx</text:p>
          </table:table-cell>
          <table:table-cell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a,20n,3a</text:p>
          </table:table-cell>
          <table:table-cell office:value-type="string" calcext:value-type="string">
            <text:p>SC kk bbbb bb ss nnnn nnnn nnnn nnnn mmm</text:p>
          </table:table-cell>
          <table:table-cell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n</text:p>
          </table:table-cell>
          <table:table-cell office:value-type="string" calcext:value-type="string">
            <text:p>SK kk bbbb ssss ss cc cccc cccc</text:p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5n</text:p>
          </table:table-cell>
          <table:table-cell office:value-type="string" calcext:value-type="string">
            <text:p>SI kk bb ss s ccc cccc c xx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n</text:p>
          </table:table-cell>
          <table:table-cell office:value-type="string" calcext:value-type="string">
            <text:p>ES kk bbbb ssss xx cc cccc cccc</text:p>
          </table:table-cell>
          <table:table-cell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n</text:p>
          </table:table-cell>
          <table:table-cell office:value-type="string" calcext:value-type="string">
            <text:p>SD kk bb cc cccc cccc cc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n</text:p>
          </table:table-cell>
          <table:table-cell office:value-type="string" calcext:value-type="string">
            <text:p>SE kk bbb c cccc cccc cccc cccc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n,12c</text:p>
          </table:table-cell>
          <table:table-cell office:value-type="string" calcext:value-type="string">
            <text:p>CH kk bbbb b ccc cccc cccc c</text:p>
          </table:table-cell>
          <table:table-cell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n</text:p>
          </table:table-cell>
          <table:table-cell office:value-type="string" calcext:value-type="string">
            <text:p>TN kk bb ss s ccc cccc cccc cc xx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n,17c</text:p>
          </table:table-cell>
          <table:table-cell office:value-type="string" calcext:value-type="string">
            <text:p>TR kk bbbb b 0 cc cccc cccc cccc cc</text:p>
          </table:table-cell>
          <table:table-cell/>
        </table:table-row>
        <table:table-row table:style-name="ro1">
          <table:table-cell office:value-type="string" calcext:value-type="string">
            <text:p>Ukraine [1] [43]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n, 19c</text:p>
          </table:table-cell>
          <table:table-cell office:value-type="string" calcext:value-type="string">
            <text:p>UA kk bbbb bb cc cccc cccc cccc cccc c</text:p>
          </table:table-cell>
          <table:table-cell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n,16n</text:p>
          </table:table-cell>
          <table:table-cell office:value-type="string" calcext:value-type="string">
            <text:p>AE kk bbb c cccc cccc cccc ccc</text:p>
          </table:table-cell>
          <table:table-cell/>
        </table:table-row>
        <table:table-row table:style-name="ro1">
          <table:table-cell office:value-type="string" calcext:value-type="string">
            <text:p>United Kingdom [Note 7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a,14n</text:p>
          </table:table-cell>
          <table:table-cell office:value-type="string" calcext:value-type="string">
            <text:p>GB kk bbbb ssss ss cc cccc cc</text:p>
          </table:table-cell>
          <table:table-cell/>
        </table:table-row>
        <table:table-row table:style-name="ro1">
          <table:table-cell office:value-type="string" calcext:value-type="string">
            <text:p>Vatican City [44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n,15n</text:p>
          </table:table-cell>
          <table:table-cell office:value-type="string" calcext:value-type="string">
            <text:p>VA kk bbb c cccc cccc cccc cc</text:p>
          </table:table-cell>
          <table:table-cell/>
        </table:table-row>
        <table:table-row table:style-name="ro1">
          <table:table-cell office:value-type="string" calcext:value-type="string">
            <text:p>Virgin Islands, Britis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c,16n</text:p>
          </table:table-cell>
          <table:table-cell office:value-type="string" calcext:value-type="string">
            <text:p>VG kk bbbb cccc cccc cccc cccc</text:p>
          </table:table-cell>
          <table:table-cell/>
        </table:table-row>
      </table:table>
      <table:table table:name="Lakštas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Alpha-2 code</text:p>
          </table:table-cell>
          <table:table-cell office:value-type="string" calcext:value-type="string">
            <text:p>Alpha-3 code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A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BW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hamas (the)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MU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ES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VT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ritish Indian Ocean Territory (the)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O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Cayman Islands (the)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YM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Central African Republic (the)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XR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Cocos (Keeling) Islands (the)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K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omoros (the)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Congo (the Democratic Republic of the)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ongo (the)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G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ook Islands (the)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Curaçao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UW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Dominican Republic (the)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Eswatini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Falkland Islands (the) [Malvinas]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LK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Faroe Islands (the)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O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French Southern Territories (the)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Gambia (the)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RL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M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GY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MD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Holy See (the)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N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Y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Korea (the Democratic People's Republic of)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Korea (the Republic of)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Lao People's Democratic Republic (the)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Marshall Islands (the)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Moldova (the Republic of)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SR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Netherlands (the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Niger (the)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FK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Northern Mariana Islands (the)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NP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Palestine, State 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SE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Philippines (the)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CN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I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Republic of North Macedonia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Russian Federation (the)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Saint Barthélem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N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XM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SGS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udan (the)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Svalbard and Jan Maye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JM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Taiwan (Province of China)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N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Tanzania, United Republic of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KL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Turks and Caicos Islands (the)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CA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United Arab Emirates (the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United Kingdom of Great Britain and Northern Ireland (the)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United States Minor Outlying Islands (the)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United States of America (the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Virgin Islands (British)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GB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Virgin Islands (U.S.)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SH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Åland Islands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A</text:p>
          </table:table-cell>
          <table:table-cell office:value-type="float" office:value="248" calcext:value-type="float">
            <text:p>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uslapis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00-00-00</text:date>, <text:time>00:00:00</text:time></text:p>
        </style:region-right>
      </style:header>
      <style:header-left style:display="false"/>
      <style:header-first style:display="false"/>
      <style:footer>
        <text:p>Puslapis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2T04:54:14.535923216</meta:creation-date>
    <dc:date>2022-03-12T05:11:42.537074806</dc:date>
    <meta:editing-duration>PT17M27S</meta:editing-duration>
    <meta:editing-cycles>4</meta:editing-cycles>
    <meta:generator>LibreOffice/7.2.5.2$Linux_X86_64 LibreOffice_project/20$Build-2</meta:generator>
    <meta:document-statistic meta:table-count="2" meta:cell-count="1316" meta:object-count="0"/>
  </office:meta>
</office:document-meta>
</file>